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paragraph-rsid="0013215a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paragraph-rsid="00175819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zxx" fo:country="none" officeooo:paragraph-rsid="0016fc25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language="zxx" fo:country="none" officeooo:rsid="0016e1d1" officeooo:paragraph-rsid="00175819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16e1d1" officeooo:paragraph-rsid="0016e1d1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zxx" fo:country="none" officeooo:rsid="0012a270" officeooo:paragraph-rsid="0016e1d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 fo:break-before="column"/>
      <style:text-properties style:font-name="Abyssinica SIL" fo:font-size="40pt" fo:language="zxx" fo:country="none" style:font-size-asian="35pt" style:language-asian="zxx" style:country-asian="none" style:font-size-complex="40pt" style:language-complex="zxx" style:country-complex="none"/>
    </style:style>
    <style:style style:name="P9" style:family="paragraph" style:parent-style-name="Text_20_body">
      <style:paragraph-properties fo:margin-left="0in" fo:margin-right="0.4in" fo:text-align="center" style:justify-single-word="false" fo:text-indent="0in" style:auto-text-indent="false"/>
      <style:text-properties style:font-name="Abyssinica SIL" fo:font-size="170pt" fo:language="zxx" fo:country="none" officeooo:rsid="0016fc25" officeooo:paragraph-rsid="0016fc25" style:font-size-asian="170pt" style:language-asian="zxx" style:country-asian="none" style:font-size-complex="170pt" style:language-complex="zxx" style:country-complex="none"/>
    </style:style>
    <style:style style:name="P10" style:family="paragraph" style:parent-style-name="Heading_20_4">
      <style:paragraph-properties fo:text-align="center" style:justify-single-word="false"/>
      <style:text-properties fo:language="zxx" fo:country="none" officeooo:paragraph-rsid="0012a270" style:language-asian="zxx" style:country-asian="none" style:language-complex="zxx" style:country-complex="none"/>
    </style:style>
    <style:style style:name="P11" style:family="paragraph" style:parent-style-name="Heading_20_4">
      <style:paragraph-properties fo:text-align="center" style:justify-single-word="false" fo:break-before="column"/>
      <style:text-properties fo:language="zxx" fo:country="none" officeooo:paragraph-rsid="0012a270" style:language-asian="zxx" style:country-asian="none" style:language-complex="zxx" style:country-complex="none"/>
    </style:style>
    <style:style style:name="P12" style:family="paragraph" style:parent-style-name="Heading_20_4">
      <style:paragraph-properties fo:text-align="center" style:justify-single-word="false"/>
      <style:text-properties fo:language="zxx" fo:country="none" officeooo:paragraph-rsid="00175819" style:language-asian="zxx" style:country-asian="none" style:language-complex="zxx" style:country-complex="none"/>
    </style:style>
    <style:style style:name="P13" style:family="paragraph" style:parent-style-name="Heading_20_4">
      <style:paragraph-properties fo:text-align="center" style:justify-single-word="false"/>
      <style:text-properties fo:language="zxx" fo:country="none" officeooo:rsid="0013215a" officeooo:paragraph-rsid="0012a270" style:language-asian="zxx" style:country-asian="none" style:language-complex="zxx" style:country-complex="none"/>
    </style:style>
    <style:style style:name="P14" style:family="paragraph" style:parent-style-name="Heading_20_4">
      <style:paragraph-properties fo:text-align="center" style:justify-single-word="false"/>
      <style:text-properties fo:language="zxx" fo:country="none" officeooo:rsid="0013215a" officeooo:paragraph-rsid="0013215a" style:language-asian="zxx" style:country-asian="none" style:language-complex="zxx" style:country-complex="none"/>
    </style:style>
    <style:style style:name="P15" style:family="paragraph" style:parent-style-name="Heading_20_4">
      <style:paragraph-properties fo:text-align="center" style:justify-single-word="false"/>
      <style:text-properties fo:language="zxx" fo:country="none" officeooo:rsid="00175819" officeooo:paragraph-rsid="00175819" style:language-asian="zxx" style:country-asian="none" style:language-complex="zxx" style:country-complex="none"/>
    </style:style>
    <style:style style:name="P16" style:family="paragraph" style:parent-style-name="Heading_20_4">
      <style:paragraph-properties fo:text-align="center" style:justify-single-word="false"/>
      <style:text-properties fo:language="zxx" fo:country="none" officeooo:rsid="0018758e" officeooo:paragraph-rsid="0018758e" style:language-asian="zxx" style:country-asian="none" style:language-complex="zxx" style:country-complex="none"/>
    </style:style>
    <style:style style:name="P17" style:family="paragraph" style:parent-style-name="Heading_20_4">
      <style:paragraph-properties fo:margin-left="0in" fo:margin-right="0.4in" fo:text-align="center" style:justify-single-word="false" fo:text-indent="0in" style:auto-text-indent="false"/>
      <style:text-properties fo:language="zxx" fo:country="none" officeooo:rsid="0016e1d1" officeooo:paragraph-rsid="0016e1d1" style:language-asian="zxx" style:country-asian="none" style:language-complex="zxx" style:country-complex="none"/>
    </style:style>
    <style:style style:name="P18" style:family="paragraph" style:parent-style-name="Heading_20_4">
      <style:paragraph-properties fo:margin-left="0in" fo:margin-right="0.4in" fo:text-align="start" style:justify-single-word="false" fo:text-indent="0in" style:auto-text-indent="false"/>
      <style:text-properties fo:language="zxx" fo:country="none" officeooo:paragraph-rsid="0016e1d1" style:language-asian="zxx" style:country-asian="none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style:font-name="Abyssinica SIL1" fo:font-size="22pt" fo:language="zxx" fo:country="none" fo:font-style="normal" fo:font-weight="normal" officeooo:rsid="00175819" officeooo:paragraph-rsid="00175819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Abyssinica SIL1" fo:font-size="10pt" fo:language="zxx" fo:country="none" officeooo:rsid="0012a270" officeooo:paragraph-rsid="0016e1d1" style:font-size-asian="17.5pt" style:language-asian="zxx" style:country-asian="none" style:font-size-complex="20pt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fo:language="zxx" fo:country="none" officeooo:rsid="0016e1d1" officeooo:paragraph-rsid="00175819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Abyssinica SIL" fo:font-size="28pt" style:font-size-complex="28pt"/>
    </style:style>
    <style:style style:name="T1" style:family="text">
      <style:text-properties officeooo:rsid="0012a270"/>
    </style:style>
    <style:style style:name="T2" style:family="text">
      <style:text-properties officeooo:rsid="0016e1d1"/>
    </style:style>
    <style:style style:name="T3" style:family="text">
      <style:text-properties officeooo:rsid="0016fc25"/>
    </style:style>
    <style:style style:name="T4" style:family="text">
      <style:text-properties officeooo:rsid="00175819"/>
    </style:style>
    <style:style style:name="T5" style:family="text">
      <style:text-properties officeooo:rsid="0018758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6fc25"/>
    </style:style>
    <style:style style:name="T8" style:family="text">
      <style:text-properties officeooo:rsid="001c17cb"/>
    </style:style>
    <style:style style:name="T9" style:family="text">
      <style:text-properties style:font-name="Abyssinica SIL" fo:font-size="28pt" style:font-size-complex="28pt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0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h text:style-name="P10" text:outline-level="4"/>
          <text:p text:style-name="P19"/>
          <text:p text:style-name="P19">MENÜ</text:p>
          <text:h text:style-name="P13" text:outline-level="4">Levesek</text:h>
          <text:p text:style-name="P1">Újházi tyúkhúsleves <text:span text:style-name="T6">GM,TM,CM</text:span></text:p>
          <text:p text:style-name="P3">Vajtök krémelves granolával <text:span text:style-name="T6">CM,TM,G</text:span><text:span text:style-name="T7">M</text:span></text:p>
          <text:h text:style-name="P14" text:outline-level="4">Főételek</text:h>
          <text:p text:style-name="P1">Konfitált kacsacomb <text:span text:style-name="T6">GM,CM,TM</text:span></text:p>
          <text:p text:style-name="P1">Bőrénsült kakukkfüves tanyasi csirkemel<text:span text:style-name="T8">l</text:span> <text:span text:style-name="T6">GM,CM,TM</text:span></text:p>
          <text:p text:style-name="P4">Grillezett marhafartő <text:span text:style-name="T6">GM,TM,CM</text:span></text:p>
          <text:p text:style-name="P4">Sertéskaraj pankómorzsában <text:span text:style-name="T6">CM,TM</text:span></text:p>
          <text:h text:style-name="P14" text:outline-level="4">Köretek</text:h>
          <text:p text:style-name="P4">Paradicsomos bulgur piláf <text:span text:style-name="T6">CM,TM</text:span></text:p>
          <text:p text:style-name="P4">Fehérboros-petrezselymes basmati rizs <text:span text:style-name="T6">GM,CM,TM</text:span></text:p>
          <text:p text:style-name="P4">Spenótos-laskagombás ragu <text:span text:style-name="T6">GM,CM,TM</text:span></text:p>
          <text:p text:style-name="P4">Zöldfűszeres burgonyapüré <text:span text:style-name="T6">GM,TM, CM</text:span></text:p>
          <text:h text:style-name="P14" text:outline-level="4">Saláta</text:h>
          <text:p text:style-name="P4">Házi ecetes saláták (uborka, paradicsom) <text:span text:style-name="T6">GM,TM</text:span></text:p>
          <text:p text:style-name="P4">Olívás balzsamos cukkini mandulás pestoval <text:span text:style-name="T6">GM,CM,TM</text:span></text:p>
          <text:h text:style-name="P14" text:outline-level="4">Desszert</text:h>
          <text:p text:style-name="P4">Csokoládé mousse granolával, piros gyümölccsel </text:p>
          <text:p text:style-name="P4">Házi rétes meggyes, túrós</text:p>
          <text:h text:style-name="P11" text:outline-level="4"/>
          <text:p text:style-name="P19"/>
          <text:p text:style-name="P19">ITALKÍNÁLAT</text:p>
          <text:h text:style-name="P12" text:outline-level="4" text:is-list-header="true"><text:span text:style-name="T2">Bor</text:span><text:span text:style-name="T3">ok</text:span></text:h>
          <text:p text:style-name="P2">Bolyki Egri csillag </text:p>
          <text:p text:style-name="P2"><text:span text:style-name="T2">SKIZO</text:span> Rosé </text:p>
          <text:p text:style-name="P2">Bolyki Indiánnyár</text:p>
          <text:p text:style-name="P4"/>
          <text:h text:style-name="P15" text:outline-level="4" text:is-list-header="true">Röviditalok</text:h>
          <text:p text:style-name="P4">Jägermeister, Baileys, Vodka, Unicum, Bacardi, Whisky, Gin, Tequila, Aperol, Pálinka</text:p>
          <text:p text:style-name="P4"/>
          <text:h text:style-name="P16" text:outline-level="4" text:is-list-header="true">Többi finomság</text:h>
          <text:p text:style-name="P5"><text:s/>Dreher</text:p>
          <text:p text:style-name="P5"><text:span text:style-name="T4">B</text:span>odzás házi limonádé</text:p>
          <text:p text:style-name="P5">100%-os rostos üdítők</text:p>
          <text:p text:style-name="P5"><text:span text:style-name="T4">Sz</text:span>énsavas üdítők</text:p>
          <text:p text:style-name="P5">Purezza tisztított víz</text:p>
          <text:p text:style-name="P5"><text:span text:style-name="T4">K</text:span>ávé, tea</text:p>
          <text:p text:style-name="P5"/>
          <text:h text:style-name="P17" text:outline-level="4" text:is-list-header="true">Koktélbár (19:00-24:00)</text:h>
          <text:p text:style-name="P4">Margarita, Mojito, Pina Colada, Sex o<text:span text:style-name="T2">n </text:span>the beach, Aperol Spritz, Gin <text:span text:style-name="T2">F</text:span>izz, Vodka Fizz, Daiquiri, Moscow Mule, Hugo, Hugo&amp;Gin, Tequila Sunrise </text:p>
          <text:p text:style-name="P8"/>
          <text:p text:style-name="P9"><draw:frame text:anchor-type="paragraph" draw:z-index="0" draw:name="Text Frame 1" draw:style-name="gr1" draw:text-style-name="P23" svg:width="3.0106in" svg:height="0.5421in" svg:x="0.302in" svg:y="2.6256in"><draw:text-box><text:p text:style-name="P22"><text:span text:style-name="T9">ASZTAL</text:span></text:p></draw:text-box></draw:frame>1</text:p>
          <text:h text:style-name="P18" text:outline-level="4" text:is-list-header="true"><text:span text:style-name="T1"><text:tab/><text:tab/></text:span><text:span text:style-name="T5">Me</text:span><text:span text:style-name="T1">netrend</text:span></text:h>
          <text:p text:style-name="P7"><text:tab/><text:tab/>15:00 Vendégvárás</text:p>
          <text:p text:style-name="P7"><text:tab/><text:tab/>16:00 Szertartás</text:p>
          <text:p text:style-name="P7"><text:tab/><text:tab/>16:20 Pezsgős köszöntés</text:p>
          <text:p text:style-name="P7"><text:tab/><text:tab/>19:00 Vacsora</text:p>
          <text:p text:style-name="P6"><text:tab/><text:tab/>21:45 Torta</text:p>
          <text:p text:style-name="P20"><text:tab/><text:tab/>23:00 Éjféli menü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5in" fo:margin-right="0.35in" fo:line-height="115%" fo:text-indent="0in" style:auto-text-indent="false"/>
      <style:text-properties style:font-name="Abyssinica SIL1" fo:font-family="'Abyssinica SIL'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in" fo:margin-right="0.4in" fo:margin-top="0.0835in" fo:margin-bottom="0.0835in" style:contextual-spacing="false" fo:text-indent="0in" style:auto-text-indent="false"/>
      <style:text-properties style:font-name="Z003" fo:font-family="Z003" style:font-style-name="Italic" style:font-pitch="variable" fo:font-size="18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in" fo:margin-bottom="0.7874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10:07.166864107</meta:creation-date>
    <dc:date>2024-05-11T20:20:12.515410024</dc:date>
    <meta:editing-duration>PT59M33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44" meta:word-count="138" meta:character-count="1112" meta:non-whitespace-character-count="999"/>
  </office:meta>
</office:document-meta>
</file>